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Liste freigeben. Beim Freigeben alle Artikel löschen und Korbfarbe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E-Mail an boerse-burgthann wenn Benutzer Liste registriert hat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Hilfe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Über uns Seite erstellen</text:p>
          </table:table-cell>
          <table:table-cell table:style-name="ce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4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05T13:00:41</dc:date>
    <dc:creator>Pierre Sugar</dc:creator>
    <meta:editing-duration>P12DT19H9M55S</meta:editing-duration>
    <meta:editing-cycles>39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98" meta:object-count="0"/>
  </office:meta>
</office:document-meta>
</file>